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74d6" officeooo:paragraph-rsid="001274d6"/>
    </style:style>
    <style:style style:name="P2" style:family="paragraph" style:parent-style-name="Standard">
      <style:text-properties officeooo:rsid="0012c97c" officeooo:paragraph-rsid="0012c97c" fo:background-color="transparent"/>
    </style:style>
    <style:style style:name="P3" style:family="paragraph" style:parent-style-name="Standard">
      <style:text-properties fo:color="#000000" style:font-name="Liberation Serif" fo:font-weight="normal" officeooo:rsid="0012c97c" officeooo:paragraph-rsid="0012c97c" fo:background-color="transparent" style:font-weight-asian="normal" style:font-weight-complex="normal"/>
    </style:style>
    <style:style style:name="P4" style:family="paragraph" style:parent-style-name="Standard">
      <style:paragraph-properties>
        <style:tab-stops>
          <style:tab-stop style:position="4.9374in"/>
        </style:tab-stops>
      </style:paragraph-properties>
      <style:text-properties style:font-name="Liberation Serif" fo:font-size="12pt" officeooo:rsid="0012c97c" officeooo:paragraph-rsid="0012c97c" fo:background-color="transparent" style:font-size-asian="12pt" style:font-size-complex="12pt"/>
    </style:style>
    <style:style style:name="P5" style:family="paragraph" style:parent-style-name="Standard">
      <style:text-properties officeooo:rsid="0012c97c" officeooo:paragraph-rsid="0012c97c"/>
    </style:style>
    <style:style style:name="P6" style:family="paragraph" style:parent-style-name="Standard">
      <style:paragraph-properties fo:margin-left="0in" fo:margin-right="0in" fo:text-align="start" style:justify-single-word="false" fo:text-indent="0in" style:auto-text-indent="false"/>
    </style:style>
    <style:style style:name="T1" style:family="text">
      <style:text-properties fo:color="#7f0055" style:font-name="Monospace" fo:font-size="10pt" fo:font-weight="bold" style:font-size-asian="10pt" style:font-weight-asian="bold"/>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ospace" fo:font-size="10pt" fo:font-weight="bold" style:font-size-asian="10pt" style:font-weight-asian="bold" fo:background-color="#e8f2fe"/>
    </style:style>
    <style:style style:name="T4" style:family="text">
      <style:text-properties fo:color="#000000"/>
    </style:style>
    <style:style style:name="T5" style:family="text">
      <style:text-properties fo:color="#000000" style:font-name="Monospace" fo:font-size="10pt" style:font-size-asian="10pt"/>
    </style:style>
    <style:style style:name="T6" style:family="text">
      <style:text-properties fo:color="#000000" style:font-name="Monospace" fo:font-size="10pt" style:font-size-asian="10pt"/>
    </style:style>
    <style:style style:name="T7" style:family="text">
      <style:text-properties fo:color="#000000" style:font-name="Monospace" fo:font-size="10pt" style:font-size-asian="10pt" fo:background-color="#e8f2fe"/>
    </style:style>
    <style:style style:name="T8" style:family="text">
      <style:text-properties fo:color="#000000" style:font-name="Liberation Serif" fo:font-size="10pt" style:font-size-asian="10pt"/>
    </style:style>
    <style:style style:name="T9" style:family="text">
      <style:text-properties fo:color="#000000" fo:font-size="10pt" style:font-size-asian="10pt"/>
    </style:style>
    <style:style style:name="T10" style:family="text">
      <style:text-properties fo:color="#0000c0" style:font-name="Monospace" fo:font-size="10pt" style:font-size-asian="10pt"/>
    </style:style>
    <style:style style:name="T11" style:family="text">
      <style:text-properties fo:color="#0000c0" style:font-name="Monospace" fo:font-size="10pt" style:font-size-asian="10pt" fo:background-color="#e8f2fe"/>
    </style:style>
    <style:style style:name="T12" style:family="text">
      <style:text-properties officeooo:rsid="0012c97c"/>
    </style:style>
    <style:style style:name="T13" style:family="text">
      <style:text-properties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2 part B<text:line-break/>For the removal the time complexity is O(1) due to the face that it will not be traversing of searching for anything. When the removal portion is called. It will simply return the data in the first node and then just move the pointer to the next node in the order. If there was was for example a reason to search, then that might make my time O(N).</text:p>
      <text:p text:style-name="P1"><text:span text:style-name="T1">if</text:span><text:span text:style-name="T5">(</text:span><text:span text:style-name="T10">Elements</text:span><text:span text:style-name="T5">==1){</text:span></text:p>
      <text:p text:style-name="P6"><text:span text:style-name="T5"><text:tab/><text:tab/></text:span><text:span text:style-name="T10">Elements</text:span><text:span text:style-name="T5">--;</text:span></text:p>
      <text:p text:style-name="P6"><text:span text:style-name="T5"><text:tab/><text:tab/></text:span><text:span text:style-name="T1">return</text:span><text:span text:style-name="T5"> </text:span><text:span text:style-name="T10">first</text:span><text:span text:style-name="T5">-&gt;</text:span><text:span text:style-name="T10">data</text:span><text:span text:style-name="T5">;</text:span></text:p>
      <text:p text:style-name="P6"><text:span text:style-name="T5"><text:tab/>}</text:span></text:p>
      <text:p text:style-name="P6"><text:span text:style-name="T5"><text:tab/></text:span><text:span text:style-name="T1">else</text:span><text:span text:style-name="T5"> </text:span><text:span text:style-name="T1">if</text:span><text:span text:style-name="T5">(</text:span><text:span text:style-name="T10">Elements</text:span><text:span text:style-name="T5">&gt;1){</text:span></text:p>
      <text:p text:style-name="P6"><text:span text:style-name="T5"><text:tab/><text:tab/></text:span><text:span text:style-name="T10">temp</text:span><text:span text:style-name="T5">=</text:span><text:span text:style-name="T10">first</text:span><text:span text:style-name="T5">;</text:span></text:p>
      <text:p text:style-name="P6"><text:span text:style-name="T5"><text:tab/><text:tab/></text:span><text:span text:style-name="T10">first</text:span><text:span text:style-name="T5">=</text:span><text:span text:style-name="T10">first</text:span><text:span text:style-name="T5">-&gt;</text:span><text:span text:style-name="T10">next</text:span><text:span text:style-name="T5">;</text:span></text:p>
      <text:p text:style-name="P6"><text:span text:style-name="T5"><text:tab/><text:tab/></text:span><text:span text:style-name="T10">Elements</text:span><text:span text:style-name="T5">--;</text:span></text:p>
      <text:p text:style-name="P1"><text:span text:style-name="T5"><text:tab/><text:tab/></text:span><text:span text:style-name="T1">return</text:span><text:span text:style-name="T5"> </text:span><text:span text:style-name="T10">temp</text:span><text:span text:style-name="T5">-&gt;</text:span><text:span text:style-name="T10">data</text:span><text:span text:style-name="T5">;</text:span></text:p>
      <text:p text:style-name="P1"/>
      <text:p text:style-name="P1"/>
      <text:p text:style-name="P1">For the getValue to be O(1) only and only if we store the values inside of an array. That way we don’t have to traverse the queue each time. We simply pass the index off to the array and then it will spit back the element in that array. This will also not mess up the order of the queue in any way.</text:p>
      <text:p text:style-name="P1"><text:span text:style-name="T3"/></text:p>
      <text:p text:style-name="P1"><text:span text:style-name="T3">return</text:span><text:span text:style-name="T7"> </text:span><text:span text:style-name="T11">arrStore</text:span><text:span text:style-name="T7">[index];</text:span></text:p>
      <text:p text:style-name="P3"><text:span text:style-name="T13"/></text:p>
      <text:p text:style-name="P2"><text:span text:style-name="T1"/></text:p>
      <text:p text:style-name="P4"><text:span text:style-name="T4"/></text:p>
      <text:p text:style-name="P4"><text:span text:style-name="T4"/></text:p>
      <text:p text:style-name="P4"><text:span text:style-name="T4"/></text:p>
      <text:p text:style-name="P4"><text:span text:style-name="T4">For my add to be O(N) that basically means that I have to make it so that when adding in the new value I have to traverse the entire list to find the end and then insert the new value at a node at the end. The travering part of the code is what makes the time complexity O(N). If I were to just add the value by creating a new node and connecting the previous last to the new last</text:span></text:p>
      <text:p text:style-name="P4"><text:span text:style-name="T4"/></text:p>
      <text:p text:style-name="P4"><text:span text:style-name="T1">else</text:span><text:span text:style-name="T5">{</text:span></text:p>
      <text:p text:style-name="P6"><text:span text:style-name="T5"><text:tab/><text:tab/></text:span><text:span text:style-name="T10">temp</text:span><text:span text:style-name="T5">=</text:span><text:span text:style-name="T10">first</text:span><text:span text:style-name="T5">;</text:span></text:p>
      <text:p text:style-name="P6"><text:span text:style-name="T5"><text:tab/><text:tab/></text:span><text:span text:style-name="T1">while</text:span><text:span text:style-name="T5">(</text:span><text:span text:style-name="T10">temp</text:span><text:span text:style-name="T5">-&gt;</text:span><text:span text:style-name="T10">next</text:span><text:span text:style-name="T5">!=NULL){</text:span></text:p>
      <text:p text:style-name="P6"><text:span text:style-name="T5"><text:tab/><text:tab/><text:tab/></text:span><text:span text:style-name="T10">temp</text:span><text:span text:style-name="T5">=</text:span><text:span text:style-name="T10">temp</text:span><text:span text:style-name="T5">-&gt;</text:span><text:span text:style-name="T10">next</text:span><text:span text:style-name="T5">;</text:span></text:p>
      <text:p text:style-name="P4"><text:span text:style-name="T5"><text:tab/><text:tab/>}</text:span></text:p>
      <text:p text:style-name="P5"><text:span text:style-name="T7"/></text:p>
      <text:p text:style-name="P5"><text:span text:style-name="T7"/></text:p>
      <text:p text:style-name="P5"><text:span text:style-name="T7"/></text:p>
      <text:p text:style-name="P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36:11.623411026</meta:creation-date>
    <dc:date>2018-11-02T17:59:08.923506689</dc:date>
    <meta:editing-duration>PT1M36S</meta:editing-duration>
    <meta:editing-cycles>1</meta:editing-cycles>
    <meta:document-statistic meta:table-count="0" meta:image-count="0" meta:object-count="0" meta:page-count="1" meta:paragraph-count="18" meta:word-count="237" meta:character-count="1272" meta:non-whitespace-character-count="1032"/>
    <meta:generator>LibreOffice/5.1.6.2$Linux_X86_64 LibreOffice_project/10m0$Build-2</meta:generator>
  </office:meta>
</office:document-meta>
</file>